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SQLDiskCache.MySQLDiskCache( MySQLDiskCacheAttributes attributes , TableState tableState , ICompositeCacheManager compositeCache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ySQLDiskCache.processGet( Serializable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ySQLDiskCache.processGetMatching( String patter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ySQLDiskCache.constructLikeParameterFromPattern( String patter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ySQLDiskCache.processUpdate( ICacheElemen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ySQLDiskCache.deleteExpir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